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color="#6a9955" loext:opacity="100%" fo:font-size="10pt" style:font-size-asian="10pt" style:font-size-complex="10pt"/>
    </style:style>
    <style:style style:name="P2" style:family="paragraph" style:parent-style-name="Preformatted_20_Text">
      <style:text-properties fo:font-size="10pt" style:font-size-asian="10pt" style:font-size-complex="10pt"/>
    </style:style>
    <style:style style:name="T1" style:family="text">
      <style:text-properties fo:color="#569cd6" loext:opacity="100%"/>
    </style:style>
    <style:style style:name="T2" style:family="text">
      <style:text-properties fo:color="#9cdcfe" loext:opacity="100%" style:font-name="Consolas" fo:font-weight="normal"/>
    </style:style>
    <style:style style:name="T3" style:family="text">
      <style:text-properties style:font-name="Consolas" fo:font-weight="normal"/>
    </style:style>
    <style:style style:name="T4" style:family="text">
      <style:text-properties fo:color="#ce9178" loext:opacity="100%" style:font-name="Consolas" fo:font-weight="normal"/>
    </style:style>
    <style:style style:name="T5" style:family="text">
      <style:text-properties fo:color="#d7ba7d" loext:opacity="100%"/>
    </style:style>
    <style:style style:name="T6" style:family="text">
      <style:text-properties fo:color="#b5cea8" loext:opacity="100%" style:font-name="Consolas" fo:font-weight="normal"/>
    </style:style>
    <style:style style:name="T7" style:family="text">
      <style:text-properties fo:color="#6a9955" loext:opacity="100%" style:font-name="Consolas" fo:font-weight="normal"/>
    </style:style>
    <style:style style:name="T8" style:family="text">
      <style:text-properties fo:color="#6a9955" loext:opacity="100%"/>
    </style:style>
    <style:style style:name="T9" style:family="text">
      <style:text-properties fo:color="#d7ba7d" loext:opacity="100%" style:font-name="Consolas" fo:font-weight="normal"/>
    </style:style>
    <style:style style:name="T10" style:family="text">
      <style:text-properties fo:color="#dcdcaa" loext:opacity="100%" style:font-name="Consolas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CSS*/</text:p>
      <text:p text:style-name="P2"/>
      <text:p text:style-name="P2"><text:span text:style-name="T1">*</text:span> {</text:p>
      <text:p text:style-name="P2">    <text:span text:style-name="T2">background</text:span><text:span text:style-name="T3">: </text:span><text:span text:style-name="T4">#5778E8</text:span><text:span text:style-name="T3">;</text:span></text:p>
      <text:p text:style-name="P2">    <text:span text:style-name="T2">font-family</text:span><text:span text:style-name="T3">: Cooperplate Gothic </text:span><text:span text:style-name="T4">Light</text:span><text:span text:style-name="T3">, </text:span><text:span text:style-name="T4">sans-serif</text:span><text:span text:style-name="T3">;</text:span></text:p>
      <text:p text:style-name="P2">}</text:p>
      <text:p text:style-name="P2"/>
      <text:p text:style-name="P2"><text:span text:style-name="T5">body</text:span> {</text:p>
      <text:p text:style-name="P2">    <text:span text:style-name="T2">background</text:span><text:span text:style-name="T3">: </text:span><text:span text:style-name="T4">#5778E8</text:span><text:span text:style-name="T3">;</text:span></text:p>
      <text:p text:style-name="P2"/>
      <text:p text:style-name="P2">    <text:span text:style-name="T2">width</text:span><text:span text:style-name="T3">: </text:span><text:span text:style-name="T6">90%</text:span><text:span text:style-name="T3">;</text:span></text:p>
      <text:p text:style-name="P2"/>
      <text:p text:style-name="P2">    <text:span text:style-name="T2">margin-left</text:span><text:span text:style-name="T3">: </text:span><text:span text:style-name="T6">10%</text:span><text:span text:style-name="T3">;</text:span></text:p>
      <text:p text:style-name="P2">    <text:span text:style-name="T2">margin-right</text:span><text:span text:style-name="T3">: </text:span><text:span text:style-name="T6">10%</text:span><text:span text:style-name="T3">;</text:span></text:p>
      <text:p text:style-name="P2">}</text:p>
      <text:p text:style-name="P2"/>
      <text:p text:style-name="P1">/*Und dann einfach alle Container aufzählen*/</text:p>
      <text:p text:style-name="P2"/>
      <text:p text:style-name="P2"><text:span text:style-name="T5">h1</text:span> {</text:p>
      <text:p text:style-name="P2">   <text:span text:style-name="T2">text-align</text:span><text:span text:style-name="T3">: </text:span><text:span text:style-name="T4">center</text:span><text:span text:style-name="T3">;</text:span></text:p>
      <text:p text:style-name="P2">   <text:span text:style-name="T2">color</text:span><text:span text:style-name="T3">: </text:span><text:span text:style-name="T4">#F2DF1F</text:span><text:span text:style-name="T3">;</text:span></text:p>
      <text:p text:style-name="P2">   <text:span text:style-name="T2">background</text:span><text:span text:style-name="T3">: </text:span><text:span text:style-name="T4">#5778E8</text:span><text:span text:style-name="T3">;</text:span></text:p>
      <text:p text:style-name="P2"/>
      <text:p text:style-name="P2">   <text:span text:style-name="T2">font-size</text:span><text:span text:style-name="T3">: </text:span><text:span text:style-name="T6">60px</text:span><text:span text:style-name="T3">;</text:span></text:p>
      <text:p text:style-name="P2">   <text:span text:style-name="T2">font-family</text:span><text:span text:style-name="T3">: Franklin Gothic </text:span><text:span text:style-name="T4">Medium</text:span><text:span text:style-name="T3">, </text:span><text:span text:style-name="T4">sans-serif</text:span><text:span text:style-name="T3">;</text:span></text:p>
      <text:p text:style-name="P2"/>
      <text:p text:style-name="P2">   <text:span text:style-name="T2">text-decoration</text:span><text:span text:style-name="T3">: </text:span><text:span text:style-name="T4">underline</text:span><text:span text:style-name="T3">;</text:span></text:p>
      <text:p text:style-name="P2"/>
      <text:p text:style-name="P2">   <text:span text:style-name="T2">border</text:span><text:span text:style-name="T3">: </text:span><text:span text:style-name="T4">solid</text:span><text:span text:style-name="T3"> </text:span><text:span text:style-name="T6">5px</text:span><text:span text:style-name="T3">;</text:span></text:p>
      <text:p text:style-name="P2">   <text:span text:style-name="T2">border-radius</text:span><text:span text:style-name="T3">: </text:span><text:span text:style-name="T6">10px</text:span><text:span text:style-name="T3">;</text:span></text:p>
      <text:p text:style-name="P2">}</text:p>
      <text:p text:style-name="P2"/>
      <text:p text:style-name="P1">/*Links*/</text:p>
      <text:p text:style-name="P2"><text:span text:style-name="T5">a:link</text:span> {</text:p>
      <text:p text:style-name="P2">   <text:span text:style-name="T2">color</text:span><text:span text:style-name="T3">: </text:span><text:span text:style-name="T4">#400000</text:span><text:span text:style-name="T3">;</text:span></text:p>
      <text:p text:style-name="P2">   <text:span text:style-name="T2">text-decoration</text:span><text:span text:style-name="T3">: </text:span><text:span text:style-name="T4">underline</text:span><text:span text:style-name="T3">;</text:span></text:p>
      <text:p text:style-name="P2">}</text:p>
      <text:p text:style-name="P2"/>
      <text:p text:style-name="P2"><text:span text:style-name="T5">a:visited</text:span> {</text:p>
      <text:p text:style-name="P2">   <text:span text:style-name="T2">color</text:span><text:span text:style-name="T3">: </text:span><text:span text:style-name="T4">#222222</text:span><text:span text:style-name="T3">;</text:span></text:p>
      <text:p text:style-name="P2">   <text:span text:style-name="T2">text-decoration</text:span><text:span text:style-name="T3">: </text:span><text:span text:style-name="T4">underline</text:span><text:span text:style-name="T3">;</text:span></text:p>
      <text:p text:style-name="P2">}</text:p>
      <text:p text:style-name="P2"/>
      <text:p text:style-name="P2"><text:span text:style-name="T5">a:hover</text:span> {</text:p>
      <text:p text:style-name="P2">   <text:span text:style-name="T2">font-size</text:span><text:span text:style-name="T3">: </text:span><text:span text:style-name="T6">1.03em</text:span><text:span text:style-name="T3">;</text:span></text:p>
      <text:p text:style-name="P2">}</text:p>
      <text:p text:style-name="P1"/>
      <text:p text:style-name="P1">/*Tabellen*/</text:p>
      <text:p text:style-name="P2"><text:span text:style-name="T5">table</text:span> {</text:p>
      <text:p text:style-name="P2">   <text:span text:style-name="T2">color</text:span><text:span text:style-name="T3">: </text:span><text:span text:style-name="T4">black</text:span><text:span text:style-name="T3">;</text:span></text:p>
      <text:p text:style-name="P2">   <text:span text:style-name="T2">border</text:span><text:span text:style-name="T3">: </text:span><text:span text:style-name="T4">solid</text:span><text:span text:style-name="T3"> </text:span><text:span text:style-name="T4">black</text:span><text:span text:style-name="T3"> </text:span><text:span text:style-name="T6">3px</text:span><text:span text:style-name="T3">;</text:span></text:p>
      <text:p text:style-name="P2"/>
      <text:p text:style-name="P2">   <text:span text:style-name="T2">margin</text:span><text:span text:style-name="T3">: </text:span><text:span text:style-name="T6">0</text:span><text:span text:style-name="T3"> </text:span><text:span text:style-name="T4">auto</text:span><text:span text:style-name="T3">; </text:span><text:span text:style-name="T7">/*Rand*/</text:span></text:p>
      <text:p text:style-name="P2">   <text:span text:style-name="T2">margin-top</text:span><text:span text:style-name="T3">: </text:span><text:span text:style-name="T6">40px</text:span><text:span text:style-name="T3">;</text:span></text:p>
      <text:p text:style-name="P2">   <text:span text:style-name="T2">margin-bottom</text:span><text:span text:style-name="T3">: </text:span><text:span text:style-name="T6">30px</text:span><text:span text:style-name="T3">;</text:span></text:p>
      <text:p text:style-name="P2">}</text:p>
      <text:p text:style-name="P2"/>
      <text:p text:style-name="P2"><text:span text:style-name="T5">td</text:span> {</text:p>
      <text:p text:style-name="P2">   <text:span text:style-name="T2">border</text:span><text:span text:style-name="T3">: </text:span><text:span text:style-name="T4">solid</text:span><text:span text:style-name="T3"> </text:span><text:span text:style-name="T4">black</text:span><text:span text:style-name="T3"> </text:span><text:span text:style-name="T6">2px</text:span><text:span text:style-name="T3">;</text:span></text:p>
      <text:p text:style-name="P2"/>
      <text:p text:style-name="P2">   <text:span text:style-name="T2">text-align</text:span><text:span text:style-name="T3">: </text:span><text:span text:style-name="T4">left</text:span><text:span text:style-name="T3">;</text:span></text:p>
      <text:p text:style-name="P2">}</text:p>
      <text:p text:style-name="P2"><text:soft-page-break/></text:p>
      <text:p text:style-name="P1">/*Verschachtelt*/</text:p>
      <text:p text:style-name="P2"><text:span text:style-name="T5">ol</text:span> <text:span text:style-name="T5">ul</text:span> {</text:p>
      <text:p text:style-name="P2">    <text:span text:style-name="T7">/*Attributet*/</text:span></text:p>
      <text:p text:style-name="P2">}</text:p>
      <text:p text:style-name="P2"/>
      <text:p text:style-name="P1">/*Klassen, um separat ansprechen*/</text:p>
      <text:p text:style-name="P2"><text:span text:style-name="T5">.ohneRahmen</text:span> {</text:p>
      <text:p text:style-name="P2">   <text:span text:style-name="T2">border</text:span><text:span text:style-name="T3">: </text:span><text:span text:style-name="T4">none</text:span><text:span text:style-name="T3">;</text:span></text:p>
      <text:p text:style-name="P2"/>
      <text:p text:style-name="P2">   <text:span text:style-name="T2">color</text:span><text:span text:style-name="T3">: </text:span><text:span text:style-name="T4">#F2DF1F</text:span><text:span text:style-name="T3">;</text:span></text:p>
      <text:p text:style-name="P2">   <text:span text:style-name="T2">background</text:span><text:span text:style-name="T3">: </text:span><text:span text:style-name="T4">#5778E8</text:span><text:span text:style-name="T3">;</text:span></text:p>
      <text:p text:style-name="P2"/>
      <text:p text:style-name="P2">   <text:span text:style-name="T2">font-size</text:span><text:span text:style-name="T3">: </text:span><text:span text:style-name="T6">30px</text:span><text:span text:style-name="T3">;</text:span></text:p>
      <text:p text:style-name="P2"/>
      <text:p text:style-name="P2">   <text:span text:style-name="T2">text-decoration</text:span><text:span text:style-name="T3">: </text:span><text:span text:style-name="T4">underline</text:span><text:span text:style-name="T3">;</text:span></text:p>
      <text:p text:style-name="P2"/>
      <text:p text:style-name="P2">   <text:span text:style-name="T2">text-align</text:span><text:span text:style-name="T3">: </text:span><text:span text:style-name="T4">center</text:span><text:span text:style-name="T3">;</text:span></text:p>
      <text:p text:style-name="P2">}</text:p>
      <text:p text:style-name="P2"/>
      <text:p text:style-name="P2"><text:span text:style-name="T5">.Button:link</text:span>, <text:span text:style-name="T5">.Button:visited</text:span> {</text:p>
      <text:p text:style-name="P2">   <text:span text:style-name="T2">color</text:span><text:span text:style-name="T3">: </text:span><text:span text:style-name="T4">#400000</text:span><text:span text:style-name="T3">;</text:span></text:p>
      <text:p text:style-name="P2">   <text:span text:style-name="T2">background</text:span><text:span text:style-name="T3">: </text:span><text:span text:style-name="T4">#F2DF1F</text:span><text:span text:style-name="T3">;</text:span></text:p>
      <text:p text:style-name="P2"/>
      <text:p text:style-name="P2">   <text:span text:style-name="T2">padding</text:span><text:span text:style-name="T3">: </text:span><text:span text:style-name="T6">5px</text:span><text:span text:style-name="T3"> </text:span><text:span text:style-name="T6">5px</text:span><text:span text:style-name="T3"> </text:span><text:span text:style-name="T6">5px</text:span><text:span text:style-name="T3"> </text:span><text:span text:style-name="T6">6px</text:span><text:span text:style-name="T3">;</text:span></text:p>
      <text:p text:style-name="P2"/>
      <text:p text:style-name="P2">   <text:span text:style-name="T2">text-align</text:span><text:span text:style-name="T3">: </text:span><text:span text:style-name="T4">center</text:span><text:span text:style-name="T3">;</text:span></text:p>
      <text:p text:style-name="P2">   <text:span text:style-name="T2">text-decoration</text:span><text:span text:style-name="T3">: </text:span><text:span text:style-name="T4">none</text:span><text:span text:style-name="T3">;</text:span></text:p>
      <text:p text:style-name="P2"/>
      <text:p text:style-name="P2">   <text:span text:style-name="T2">display</text:span><text:span text:style-name="T3">: </text:span><text:span text:style-name="T4">inline-block</text:span><text:span text:style-name="T3">;</text:span></text:p>
      <text:p text:style-name="P2"/>
      <text:p text:style-name="P2">   <text:span text:style-name="T2">border</text:span><text:span text:style-name="T3">: </text:span><text:span text:style-name="T4">solid</text:span><text:span text:style-name="T3"> </text:span><text:span text:style-name="T6">5px</text:span><text:span text:style-name="T3"> </text:span><text:span text:style-name="T4">black</text:span><text:span text:style-name="T3">;</text:span></text:p>
      <text:p text:style-name="P2">}</text:p>
      <text:p text:style-name="P2"/>
      <text:p text:style-name="P2"><text:span text:style-name="T5">.Button:hover</text:span> {</text:p>
      <text:p text:style-name="P2">   <text:span text:style-name="T2">color</text:span><text:span text:style-name="T3">: </text:span><text:span text:style-name="T4">#F2DF1F</text:span><text:span text:style-name="T3">; </text:span><text:span text:style-name="T7">/*einfach umgekehrt*/</text:span></text:p>
      <text:p text:style-name="P2">   <text:span text:style-name="T2">background</text:span><text:span text:style-name="T3">: </text:span><text:span text:style-name="T4">#400000</text:span><text:span text:style-name="T3">;</text:span></text:p>
      <text:p text:style-name="P2"/>
      <text:p text:style-name="P2">   <text:span text:style-name="T2">font-size</text:span><text:span text:style-name="T3">: </text:span><text:span text:style-name="T6">1.3em</text:span><text:span text:style-name="T3">;</text:span></text:p>
      <text:p text:style-name="P2">}</text:p>
      <text:p text:style-name="P2"/>
      <text:p text:style-name="P2"><text:span text:style-name="T5">.Erklaerung:hover</text:span> {</text:p>
      <text:p text:style-name="P2"/>
      <text:p text:style-name="P2">   <text:span text:style-name="T2">color</text:span><text:span text:style-name="T3">: </text:span><text:span text:style-name="T4">#F2DF1F</text:span><text:span text:style-name="T3">;</text:span></text:p>
      <text:p text:style-name="P2">   <text:span text:style-name="T2">background</text:span><text:span text:style-name="T3">: </text:span><text:span text:style-name="T4">#400000</text:span><text:span text:style-name="T3">;</text:span></text:p>
      <text:p text:style-name="P2"/>
      <text:p text:style-name="P2">   <text:span text:style-name="T2">font-size</text:span><text:span text:style-name="T3">: </text:span><text:span text:style-name="T6">1.03em</text:span><text:span text:style-name="T3">;</text:span></text:p>
      <text:p text:style-name="P2">}</text:p>
      <text:p text:style-name="P2"/>
      <text:p text:style-name="P1">/*float f�r Verbesserung Performance auf kleinen Bildschirmen?*/</text:p>
      <text:p text:style-name="P1"/>
      <text:p text:style-name="P1">/*Variablen*/</text:p>
      <text:p text:style-name="P2"><text:span text:style-name="T5">:root</text:span> {<text:span text:style-name="T8">/*Überall zugänglich*/</text:span></text:p>
      <text:p text:style-name="P2">    <text:span text:style-name="T2">--blue</text:span><text:span text:style-name="T3">: </text:span><text:span text:style-name="T4">#1e90ff</text:span><text:span text:style-name="T3">;</text:span></text:p>
      <text:p text:style-name="P2">    <text:span text:style-name="T2">--white</text:span><text:span text:style-name="T3">: </text:span><text:span text:style-name="T4">#ffffff</text:span><text:span text:style-name="T3">;</text:span></text:p>
      <text:p text:style-name="P2">  <text:span text:style-name="T3">}</text:span></text:p>
      <text:p text:style-name="P2">  </text:p>
      <text:p text:style-name="P2">  <text:span text:style-name="T9">body</text:span><text:span text:style-name="T3"> { </text:span><text:span text:style-name="T2">background-color</text:span><text:span text:style-name="T3">: </text:span><text:span text:style-name="T10">var</text:span><text:span text:style-name="T3">(</text:span><text:span text:style-name="T2">--blue</text:span><text:span text:style-name="T3">); 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158466" loext:opacity="100%" fo:font-size="16pt" officeooo:rsid="0010f955" officeooo:paragraph-rsid="0010f955"/>
    </style:style>
    <style:page-layout style:name="Mpm1">
      <style:page-layout-properties fo:page-width="21.001cm" fo:page-height="29.7cm" style:num-format="1" style:print-orientation="portrait" fo:margin-top="1.122cm" fo:margin-bottom="1.676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78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S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4:07:21.353000000</meta:creation-date>
    <meta:print-date>2025-03-02T14:35:08.968000000</meta:print-date>
    <dc:date>2025-03-02T14:35:59.719000000</dc:date>
    <meta:editing-duration>PT18M21S</meta:editing-duration>
    <meta:editing-cycles>1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87" meta:word-count="191" meta:character-count="1573" meta:non-whitespace-character-count="1312"/>
  </office:meta>
</office:document-meta>
</file>